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000000000200000002000309F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3deb3d" draw:textarea-horizontal-align="justify" draw:textarea-vertical-align="middle" draw:auto-grow-height="false"/>
    </style:style>
    <style:style style:name="gr2" style:family="graphic" style:parent-style-name="standard">
      <style:graphic-properties draw:fill="solid" draw:fill-color="#7da647" draw:textarea-horizontal-align="justify" draw:textarea-vertical-align="middle" draw:auto-grow-height="false"/>
    </style:style>
    <style:style style:name="gr3" style:family="graphic" style:parent-style-name="standard">
      <style:graphic-properties draw:fill="solid" draw:fill-color="#cccccc" draw:textarea-horizontal-align="justify" draw:textarea-vertical-align="middle" draw:auto-grow-height="false" fo:min-height="0cm" fo:min-width="0cm" fo:wrap-option="no-wrap"/>
    </style:style>
    <style:style style:name="gr4" style:family="graphic" style:parent-style-name="standard">
      <style:graphic-properties draw:fill="solid" draw:fill-color="#e6e6ff" draw:textarea-horizontal-align="justify" draw:textarea-vertical-align="middle" draw:auto-grow-height="false" fo:min-height="0cm" fo:min-width="0cm" fo:wrap-option="no-wrap"/>
    </style:style>
    <style:style style:name="gr5" style:family="graphic" style:parent-style-name="standard">
      <style:graphic-properties draw:marker-start="Arrow" draw:marker-start-width="0.3cm" draw:marker-end="Arrow" draw:marker-end-width="0.3cm" draw:fill="solid" draw:fill-color="#e6e6ff" draw:textarea-horizontal-align="center" draw:textarea-vertical-align="middle"/>
    </style:style>
    <style:style style:name="gr6" style:family="graphic" style:parent-style-name="standard">
      <style:graphic-properties draw:fill="solid" draw:fill-color="#ff3366"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solid" draw:fill-color="#ffcc99" draw:textarea-horizontal-align="justify" draw:textarea-vertical-align="middle" draw:auto-grow-height="false" fo:min-height="0cm" fo:min-width="0cm"/>
    </style:style>
    <style:style style:name="gr9" style:family="graphic" style:parent-style-name="standard">
      <style:graphic-properties draw:marker-end="Arrowheads_20_1" draw:textarea-horizontal-align="justify" draw:textarea-vertical-align="middle" draw:auto-grow-height="false"/>
    </style:style>
    <style:style style:name="gr10" style:family="graphic" style:parent-style-name="standard">
      <style:graphic-properties draw:fill="solid" draw:fill-color="#00b8ff" draw:textarea-horizontal-align="justify" draw:textarea-vertical-align="middle" draw:auto-grow-height="false"/>
    </style:style>
    <style:style style:name="P1" style:family="paragraph">
      <style:paragraph-properties fo:text-align="center"/>
      <style:text-properties fo:font-weight="bold" style:font-weight-asian="bold" style:font-weight-complex="bold"/>
    </style:style>
    <style:style style:name="P2" style:family="paragraph">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7.62cm" svg:height="12.7cm" svg:x="12.993cm" svg:y="8.62cm">
          <text:p text:style-name="P1"><text:span text:style-name="T1">Android</text:span></text:p>
          <text:p text:style-name="P1"><text:span text:style-name="T1">Smartphone</text:span></text:p>
          <text:p text:style-name="P1"><text:span text:style-name="T1">Connected</text:span></text:p>
          <text:p text:style-name="P1"><text:span text:style-name="T1">via 3G/4G</text:span></text:p>
          <draw:enhanced-geometry svg:viewBox="0 0 21600 21600" draw:type="rectangle" draw:enhanced-path="M 0 0 L 21600 0 21600 21600 0 21600 0 0 Z N"/>
        </draw:custom-shape>
        <draw:custom-shape draw:style-name="gr2" draw:text-style-name="P1" draw:layer="layout" svg:width="6.35cm" svg:height="3.81cm" svg:x="13.7cm" svg:y="17.51cm">
          <text:p text:style-name="P1"><text:span text:style-name="T1">BlueNet App</text:span></text:p>
          <text:p text:style-name="P1"><text:span text:style-name="T1">Running on the</text:span></text:p>
          <text:p text:style-name="P1"><text:span text:style-name="T1">Android</text:span></text:p>
          <text:p text:style-name="P1"><text:span text:style-name="T1">Smartphone</text:span></text:p>
          <draw:enhanced-geometry svg:viewBox="0 0 21600 21600" draw:type="rectangle" draw:enhanced-path="M 0 0 L 21600 0 21600 21600 0 21600 0 0 Z N"/>
        </draw:custom-shape>
        <draw:custom-shape draw:style-name="gr3" draw:text-style-name="P1" draw:layer="layout" svg:width="6.985cm" svg:height="5.715cm" svg:x="13.065cm" svg:y="1.635cm">
          <text:p text:style-name="P1"><text:span text:style-name="T1">Internet via </text:span></text:p>
          <text:p text:style-name="P1"><text:span text:style-name="T1">Phone Network</text:span></text:p>
          <text:p text:style-name="P1"><text:span text:style-name="T1">(e.g. 3G/4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5.08cm" svg:height="3.81cm" svg:x="7.985cm" svg:y="21.32cm">
          <text:p text:style-name="P1"><text:span text:style-name="T1">Bluetooth</text:span></text:p>
          <text:p text:style-name="P1"><text:span text:style-name="T1">Data Strea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2" draw:layer="layout" svg:x1="16.24cm" svg:y1="7.35cm" svg:x2="16.24cm" svg:y2="8.62cm">
          <text:p/>
        </draw:line>
        <draw:line draw:style-name="gr5" draw:text-style-name="P2" draw:layer="layout" svg:x1="16.875cm" svg:y1="7.35cm" svg:x2="16.875cm" svg:y2="8.62cm">
          <text:p/>
        </draw:line>
        <draw:line draw:style-name="gr5" draw:text-style-name="P2" draw:layer="layout" svg:x1="17.51cm" svg:y1="6.715cm" svg:x2="17.51cm" svg:y2="8.62cm">
          <text:p/>
        </draw:line>
        <draw:custom-shape draw:style-name="gr6" draw:text-style-name="P1" draw:layer="layout" svg:width="6.35cm" svg:height="5.715cm" svg:x="1.635cm" svg:y="1.635cm">
          <text:p text:style-name="P1"><text:span text:style-name="T1">No Internet</text:span></text:p>
          <text:p text:style-name="P1"><text:span text:style-name="T1">Access</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5" draw:text-style-name="P2" draw:layer="layout" svg:x1="4.492cm" svg:y1="23.86cm" svg:x2="13.065cm" svg:y2="4.831cm" draw:start-shape="id1" draw:start-glue-point="0" svg:d="m4492 23860v-9765h8573v-9264">
          <text:p/>
        </draw:connector>
        <draw:custom-shape draw:style-name="gr7" draw:text-style-name="P1" draw:layer="layout" svg:width="7.62cm" svg:height="12.7cm" svg:x="1cm" svg:y="8.62cm">
          <text:p text:style-name="P1"><text:span text:style-name="T1">Bluetooth Enabled</text:span></text:p>
          <text:p text:style-name="P1"><text:span text:style-name="T1">Computer</text:span></text:p>
          <text:p text:style-name="P1"><text:span text:style-name="T1">without Internet</text:span></text:p>
          <draw:enhanced-geometry svg:viewBox="0 0 21600 21600" draw:mirror-horizontal="false" draw:mirror-vertical="false" draw:type="rectangle" draw:enhanced-path="M 0 0 L 21600 0 21600 21600 0 21600 0 0 Z N"/>
        </draw:custom-shape>
        <draw:custom-shape draw:style-name="gr8" draw:text-style-name="P1" xml:id="id1" draw:id="id1" draw:layer="layout" svg:width="5.715cm" svg:height="3.08cm" svg:x="1.635cm" svg:y="23.86cm">
          <text:p text:style-name="P1"><text:span text:style-name="T1">Computer</text:span></text:p>
          <text:p text:style-name="P1"><text:span text:style-name="T1">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 draw:layer="layout" svg:width="4.445cm" svg:height="3.81cm" svg:x="8.62cm" svg:y="17.5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 draw:layer="layout" svg:width="6.35cm" svg:height="3.81cm" svg:x="1.635cm" svg:y="17.51cm">
          <text:p text:style-name="P1"><text:span text:style-name="T1">BlueNetConnect</text:span></text:p>
          <text:p text:style-name="P1"><text:span text:style-name="T1">Running on the</text:span></text:p>
          <text:p text:style-name="P1"><text:span text:style-name="T1">Bluetooth</text:span></text:p>
          <text:p text:style-name="P1"><text:span text:style-name="T1">enabled</text:span></text:p>
          <text:p text:style-name="P1"><text:span text:style-name="T1">Computer</text:span></text:p>
          <draw:enhanced-geometry svg:viewBox="0 0 21600 21600" draw:type="rectangle" draw:enhanced-path="M 0 0 L 21600 0 21600 21600 0 21600 0 0 Z N"/>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Ultrafine_20_Dashed" svg:stroke-width="0cm" svg:stroke-color="#000000" draw:marker-start-width="0.3cm" draw:marker-start-center="false" draw:marker-end-width="0.3cm" draw:marker-end-center="false" draw:stroke-linejoin="round"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01T00:58:13</meta:creation-date>
    <dc:date>2011-12-18T23:03:49</dc:date>
    <meta:editing-duration>PT54M14S</meta:editing-duration>
    <meta:editing-cycles>6</meta:editing-cycles>
    <meta:generator>LibreOffice/3.4$Unix LibreOffice_project/340m1$Build-402</meta:generator>
    <meta:document-statistic meta:object-count="13"/>
  </office:meta>
</office:document-meta>
</file>